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number-columns-repeated="2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:.F19])" office:value-type="float" office:value="618.75">
            <text:p>618.75</text:p>
          </table:table-cell>
          <table:table-cell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5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F19])" office:value-type="float" office:value="1518.27380952381">
            <text:p>15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table:formula="of:=SUM([.B19:.F19])" office:value-type="float" office:value="1518.27380952381">
            <text:p>1518.2738095238</text:p>
          </table:table-cell>
          <table:table-cell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 table:number-columns-repeated="2"/>
          <table:table-cell table:style-name="Default"/>
          <table:table-cell table:style-name="ce7"/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2"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/>
          <table:table-cell table:style-name="Default"/>
          <table:table-cell table:number-columns-repeated="6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10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4"/>
          <table:table-cell table:style-name="ce2" table:formula="of:=SUM([.B58:.F58])" office:value-type="float" office:value="4900">
            <text:p>4900</text:p>
          </table:table-cell>
          <table:table-cell table:formula="of:=SUM([.B75:.F75])" office:value-type="float" office:value="408.333333333333">
            <text:p>408.333333333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408.333333333333">
            <text:p>408.333333333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408.333333333333">
            <text:p>408.333333333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408.333333333333">
            <text:p>40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5:.F75])" office:value-type="float" office:value="408.333333333333">
            <text:p>408.3333333333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408.333333333333">
            <text:p>408.3333333333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408.333333333333">
            <text:p>408.333333333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75:.F75])" office:value-type="float" office:value="0">
            <text:p>0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408.333333333333">
            <text:p>408.333333333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408.333333333333">
            <text:p>408.333333333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];[.C75];[.D75];[.F75])" office:value-type="float" office:value="408.333333333333">
            <text:p>40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75:.F75])" office:value-type="float" office:value="408.333333333333">
            <text:p>408.3333333333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75:.F75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408.333333333333">
            <text:p>408.3333333333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formula="of:=[.B58]/12" office:value-type="float" office:value="408.333333333333">
            <text:p>408.3333333333</text:p>
          </table:table-cell>
          <table:table-cell table:number-columns-repeated="2"/>
          <table:table-cell/>
          <table:table-cell/>
          <table:table-cell table:number-columns-repeated="2"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7/27/2015</text:date>, <text:time>10:5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27T10:56:16</dc:date>
    <meta:editing-duration>PT18H46M58S</meta:editing-duration>
    <meta:editing-cycles>604</meta:editing-cycles>
    <meta:generator>OpenOffice/4.1.1$Unix OpenOffice.org_project/411m6$Build-9775</meta:generator>
    <dc:creator>employee employee</dc:creator>
    <meta:document-statistic meta:table-count="5" meta:cell-count="1325" meta:object-count="0"/>
  </office:meta>
</office:document-meta>
</file>